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Telugu" svg:font-family="'Lohit Telugu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94a4"/>
    </style:style>
    <style:style style:name="P2" style:family="paragraph" style:parent-style-name="Standard">
      <style:text-properties officeooo:paragraph-rsid="001d3a79"/>
    </style:style>
    <style:style style:name="P3" style:family="paragraph" style:parent-style-name="Standard">
      <style:text-properties officeooo:rsid="0020cd31" officeooo:paragraph-rsid="0020cd31"/>
    </style:style>
    <style:style style:name="P4" style:family="paragraph" style:parent-style-name="Standard">
      <style:text-properties fo:font-size="16pt" fo:font-weight="bold" officeooo:paragraph-rsid="001d3a7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paragraph-rsid="001d3a79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20cd31" officeooo:paragraph-rsid="0020cd31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ohit Telugu" fo:font-size="26pt" fo:font-weight="bold" officeooo:rsid="00226437" officeooo:paragraph-rsid="00226437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normal" officeooo:rsid="00226437" officeooo:paragraph-rsid="00226437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8pt" fo:font-weight="bold" officeooo:rsid="00226437" officeooo:paragraph-rsid="00226437" style:font-size-asian="18pt" style:font-weight-asian="bold" style:font-size-complex="18pt" style:font-weight-complex="bold"/>
    </style:style>
    <style:style style:name="T1" style:family="text">
      <style:text-properties officeooo:rsid="001c94a4"/>
    </style:style>
    <style:style style:name="T2" style:family="text">
      <style:text-properties officeooo:rsid="001d3a79"/>
    </style:style>
    <style:style style:name="T3" style:family="text">
      <style:text-properties officeooo:rsid="00211766"/>
    </style:style>
    <style:style style:name="T4" style:family="text">
      <style:text-properties fo:color="#c9211e"/>
    </style:style>
    <style:style style:name="T5" style:family="text">
      <style:text-properties fo:color="#c9211e" fo:font-size="15pt" style:font-size-asian="15pt" style:font-size-complex="15pt"/>
    </style:style>
    <style:style style:name="T6" style:family="text">
      <style:text-properties fo:color="#c9211e" fo:font-size="15pt" officeooo:rsid="001d3a79" style:font-size-asian="15pt" style:font-size-complex="15pt"/>
    </style:style>
    <style:style style:name="T7" style:family="text">
      <style:text-properties fo:color="#c9211e" officeooo:rsid="001d3a79"/>
    </style:style>
    <style:style style:name="T8" style:family="text">
      <style:text-properties fo:color="#c9211e" fo:font-size="14pt" style:font-size-asian="14pt" style:font-size-complex="1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94a4" style:font-weight-asian="bold" style:font-weight-complex="bold"/>
    </style:style>
    <style:style style:name="T12" style:family="text">
      <style:text-properties fo:font-style="italic" officeooo:rsid="001c94a4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c94a4" style:font-style-asian="italic" style:font-weight-asian="bold" style:font-style-complex="italic" style:font-weight-complex="bold"/>
    </style:style>
    <style:style style:name="T15" style:family="text">
      <style:text-properties officeooo:rsid="0021bf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VA MINI-PROJECT</text:p>
      <text:p text:style-name="P10">CSE-C</text:p>
      <text:p text:style-name="P8">~VIC-VAC-VOE~</text:p>
      <text:p text:style-name="P5"/>
      <text:p text:style-name="P5"><text:span text:style-name="T15">1. </text:span>JAVA CLASSESS:</text:p>
      <text:p text:style-name="Standard"><text:s text:c="5"/><text:span text:style-name="T5"><text:s/>1. TTT.java(aka TTT class)</text:span></text:p>
      <text:p text:style-name="P1"><text:tab/><text:span text:style-name="T14">~P</text:span><text:span text:style-name="T13">relude: </text:span></text:p>
      <text:p text:style-name="P1"><text:tab/>Since this program was done entirely in Eclipse, keeping in mind the need to create a <text:tab/><text:tab/>GUI, there was no special n<text:span text:style-name="T1">eed to go beyond the scope of one class. Though we could have <text:tab/>created several classess to perform the same operation, to keep things simple and clean to <text:tab/>understand, we have restricted oursleves to 1 class.</text:span></text:p>
      <text:p text:style-name="P1"><text:tab/></text:p>
      <text:p text:style-name="P1"><text:tab/><text:span text:style-name="T14">~Functions:</text:span></text:p>
      <text:p text:style-name="P1"><text:span text:style-name="T1"><text:tab/>1. </text:span><text:span text:style-name="T12">public TTT()</text:span></text:p>
      <text:p text:style-name="P1"><text:tab/><text:tab/><text:span text:style-name="T1">This is a constructor which initialises the GUI.</text:span></text:p>
      <text:p text:style-name="P1"><text:span text:style-name="T1"><text:tab/>2. </text:span><text:span text:style-name="T12">private void gameScore()</text:span></text:p>
      <text:p text:style-name="P1"><text:tab/><text:tab/><text:span text:style-name="T1">An utitlity function to increase/set the game scores.</text:span></text:p>
      <text:p text:style-name="P1"><text:span text:style-name="T1"><text:tab/>3. </text:span><text:span text:style-name="T12">private void choosePlayer()</text:span></text:p>
      <text:p text:style-name="P1"><text:tab/><text:tab/><text:span text:style-name="T1">An utility function which enables switching between players(ie X and O)</text:span></text:p>
      <text:p text:style-name="P1"><text:tab/><text:span text:style-name="T1">4.</text:span><text:span text:style-name="T12"> public void reset()</text:span></text:p>
      <text:p text:style-name="P1"><text:tab/><text:tab/><text:span text:style-name="T1">A function which enables the user to perform a reset board operation at any point of the <text:tab/><text:tab/>game.</text:span></text:p>
      <text:p text:style-name="P1"><text:tab/><text:span text:style-name="T1">5.</text:span><text:span text:style-name="T12">private void winningCond() </text:span></text:p>
      <text:p text:style-name="P1"><text:tab/><text:tab/><text:span text:style-name="T1">This is the function that works at the heart of the code. It checks the winning condition <text:tab/><text:tab/>for both parties and updates the result. The check can be described as a brute force <text:tab/><text:tab/>comaprison for all possible winning conditions. If a winning condition passes, the result <text:tab/><text:tab/>is updated, displayed and the board is reset, Otherwise, no operation is performed.</text:span><text:tab/></text:p>
      <text:p text:style-name="Standard"><text:tab/><text:span text:style-name="T1">6.</text:span><text:span text:style-name="T12"> private void initialise()</text:span></text:p>
      <text:p text:style-name="Standard"><text:tab/><text:tab/><text:span text:style-name="T1">This is the function that is called within the constructor. It initialises the GUI whose <text:tab/><text:tab/>composition is described below:</text:span></text:p>
      <text:p text:style-name="Standard"><text:tab/><text:tab/><text:span text:style-name="T1">~ 1 Frame</text:span></text:p>
      <text:p text:style-name="Standard"><text:tab/><text:tab/><text:span text:style-name="T1">~ 3 Panels</text:span></text:p>
      <text:p text:style-name="Standard"><text:tab/><text:tab/><text:span text:style-name="T1">~ 9+2 Buttons</text:span></text:p>
      <text:p text:style-name="Standard"><text:tab/><text:tab/><text:span text:style-name="T1">~ 1+2 Labels</text:span></text:p>
      <text:p text:style-name="Standard"><text:tab/><text:tab/><text:span text:style-name="T1">~ 2 TextBoxes</text:span></text:p>
      <text:p text:style-name="Standard"/>
      <text:p text:style-name="Standard"><text:tab/><text:span text:style-name="T14">~Additional Information:</text:span></text:p>
      <text:p text:style-name="Standard"><text:tab/><text:span text:style-name="T1">1. The Exit Functionality</text:span></text:p>
      <text:p text:style-name="Standard"><text:tab/><text:tab/><text:span text:style-name="T1">As in several popular platforms, the ability to exit the game whenever necessary hs been <text:tab/><text:tab/>provided</text:span></text:p>
      <text:p text:style-name="Standard"><text:span text:style-name="T1"><text:tab/>2. Dual Score board</text:span></text:p>
      <text:p text:style-name="P1"><text:tab/><text:tab/><text:span text:style-name="T1">Keeping track of both the players score has been effectively implmented in our code.</text:span></text:p>
      <text:p text:style-name="P1"><text:soft-page-break/><text:span text:style-name="T1"><text:tab/>3. Reset Ability</text:span></text:p>
      <text:p text:style-name="P1"><text:tab/><text:tab/><text:span text:style-name="T1">The ability to reset at will gives the user power to change the game dynamics.</text:span></text:p>
      <text:p text:style-name="P2"><text:tab/></text:p>
      <text:p text:style-name="P4"><text:span text:style-name="T2">2. “TTT.java” contains the main function</text:span></text:p>
      <text:p text:style-name="P2"/>
      <text:p text:style-name="P6"><text:span text:style-name="T2">3. OOPs concepts involved:</text:span></text:p>
      <text:p text:style-name="P2"><text:tab/><text:span text:style-name="T6">~Abstraction:</text:span></text:p>
      <text:p text:style-name="P2"><text:tab/><text:tab/><text:span text:style-name="T2">All the data memebers are declared private and most of the functions are private as well</text:span></text:p>
      <text:p text:style-name="P2"><text:tab/><text:span text:style-name="T6">~Exception Handling:</text:span></text:p>
      <text:p text:style-name="P2"><text:tab/><text:tab/><text:span text:style-name="T2">Most of the errors that can incur in our program, are effectively handled by JVM itself.</text:span></text:p>
      <text:p text:style-name="P2"><text:tab/><text:span text:style-name="T6">~Inheritance:</text:span></text:p>
      <text:p text:style-name="P2"><text:tab/><text:tab/><text:span text:style-name="T2">The moment GUI came into play, along with it came the neccesity to perform <text:tab/><text:tab/><text:tab/>inheritance at a vast scale. Though one might ask “how has inheritance been used when <text:tab/><text:tab/>there is<text:tab/>only one class <text:tab/>in total?” The answer lies in the fact that the program uses GUI. <text:tab/><text:tab/>Every button, label, Frame <text:s/>etc that has been used in the code is inherited from its <text:tab/><text:tab/><text:tab/>appropriate parent classes and packages. </text:span></text:p>
      <text:p text:style-name="P3"><text:tab/><text:span text:style-name="T5">~PolyMorphism:</text:span></text:p>
      <text:p text:style-name="P3"><text:tab/><text:tab/>Here is the part were we arent entirely sure. But we are almost sure that <text:span text:style-name="T10">OVERRIDING </text:span><text:tab/><text:tab/>and <text:span text:style-name="T10">OVERLOADING</text:span> have been used within the GUI sccipt, but we can surely say that <text:tab/><text:tab/>they havent been used explcitiy by us.(again, merely cos that wud unneccessarily make <text:tab/><text:tab/>a simple tic tac toe GUI ridiculously complicated and not user friendly). We are also <text:tab/><text:tab/>however almost sure that we have NOT used run time polymorphism.</text:p>
      <text:p text:style-name="P3"><text:tab/><text:span text:style-name="T5">~Encapsulation:</text:span></text:p>
      <text:p text:style-name="P3"><text:tab/><text:tab/>We think this is the most obvious part. We have used a class and that defines most of </text:p>
      <text:p text:style-name="P3"><text:tab/><text:tab/>what encapsulation is.</text:p>
      <text:p text:style-name="P3"><text:tab/><text:span text:style-name="T5">~GUI:</text:span></text:p>
      <text:p text:style-name="P3"><text:tab/><text:tab/>We dont know if this comes under the banner “OOPs concepts”. But we do know, that b <text:tab/><text:tab/>doing the project we learnt a LOT about how GUI works in JAVA, and we just thought <text:tab/><text:tab/>we should put this here, as a symbolism to how grateful we are for learning this new <text:tab/><text:tab/>and curious concept by means of this project.</text:p>
      <text:p text:style-name="P3"/>
      <text:p text:style-name="P7">4. Team Details:</text:p>
      <text:p text:style-name="P3"><text:tab/>1. B. VIGNESH <text:s text:c="28"/>18 5001 193 <text:s text:c="3"/>CSE – C</text:p>
      <text:p text:style-name="P3"><text:tab/>2. VISHAL N <text:s text:c="32"/>18 5001 198 <text:s text:c="3"/>CSE - C</text:p>
      <text:p text:style-name="P3"><text:tab/>3. V VRISHIN VIGNESHWAR <text:s text:c="3"/>18 5001 201 <text:s text:c="3"/>CSE - 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Telugu" svg:font-family="'Lohit Telugu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3:21:25.916050999</meta:creation-date>
    <dc:date>2019-10-08T23:55:46.116148185</dc:date>
    <meta:editing-duration>PT33M40S</meta:editing-duration>
    <meta:editing-cycles>7</meta:editing-cycles>
    <meta:generator>LibreOffice/6.2.7.1$Linux_X86_64 LibreOffice_project/20$Build-1</meta:generator>
    <meta:document-statistic meta:table-count="0" meta:image-count="0" meta:object-count="0" meta:page-count="2" meta:paragraph-count="53" meta:word-count="585" meta:character-count="3517" meta:non-whitespace-character-count="2791"/>
  </office:meta>
</office:document-meta>
</file>